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T1" style:family="text">
      <style:text-properties style:language-asian="ko" style:country-asian="K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7"/>&lt;<text:span text:style-name="T1">데이터베이스 구현 / 데이터베이스 응용 평가 문항&gt; 2021년 1월과정</text:span></text:p>
      <text:p text:style-name="Standard"><text:span text:style-name="T1"><text:tab/><text:tab/><text:tab/><text:tab/><text:tab/><text:tab/><text:tab/><text:tab/><text:tab/><text:tab/>403호 이름 : </text:span></text:p>
      <text:p text:style-name="Standard"><text:span text:style-name="T1"/></text:p>
      <text:p text:style-name="Standard"><text:span text:style-name="T1">* SQL구문과 결과화면을 동시에 캡쳐하여 문항 별 입력하여 제출합니다.</text:span></text:p>
      <text:p text:style-name="Standard"><text:span text:style-name="T1">* 제출파일명 : 2021년1월과정_홍길동.odt</text:span></text:p>
      <text:p text:style-name="Standard"><text:span text:style-name="T1"/></text:p>
      <text:p text:style-name="Standard"><text:span text:style-name="T1">1. 각 JOB_ID 별 최대 연봉, 최소 연봉, 연봉 총 합 및 평균 연봉을 자연수로 포맷하여 조회한다.(EMPLOYEES 테이블)</text:span></text:p>
      <text:p text:style-name="Standard"><text:span text:style-name="T1"/></text:p>
      <text:p text:style-name="Standard"><text:span text:style-name="T1"/></text:p>
      <text:p text:style-name="Standard"><text:span text:style-name="T1">2. 부서 명, 위치 ID, 각 부서 별 사원 총 수 , 각 부서 별 평균 연봉을 조회한다. 평균 연봉은 소수점 2자리까지만 표현한다.(EMPLOYEES, DEPARTMENTS 테이블)</text:span></text:p>
      <text:p text:style-name="Standard"><text:span text:style-name="T1"/></text:p>
      <text:p text:style-name="Standard"><text:span text:style-name="T1">3. LAST_NAME이 Zlotkey 와 동일한 부서에 근무하는 모든 사원들의 사번 및 고용날짜를 조회한다.(EMPLOYEES 테이블)</text:span></text:p>
      <text:p text:style-name="Standard"><text:span text:style-name="T1"/></text:p>
      <text:p text:style-name="Standard"><text:span text:style-name="T1">4. (VIEW 이용) 회사 전체 평균 연봉 보다 더 버는 사원들 중 LAST_NAME에 u 가 있는 사원들이 근무하는 부서에서 근무하는 사원들의 사번, LAST_NAME 및 연봉을 조회한다.</text:span></text:p>
      <text:p text:style-name="Standard"><text:span text:style-name="T1"/></text:p>
      <text:p text:style-name="Standard"><text:span text:style-name="T1"/></text:p>
      <text:p text:style-name="Standard"><text:span text:style-name="T1">5. NOT EXISTS 연산자를 사용하여 매니저가 아닌 사원 이름을 조회한다.(EMPLOYEES 테이블 사용)</text:span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26T16:26:19.48</meta:creation-date>
    <dc:date>2021-02-26T16:35:10.44</dc:date>
    <meta:editing-duration>PT8M48S</meta:editing-duration>
    <meta:editing-cycles>9</meta:editing-cycles>
    <meta:generator>OpenOffice/4.1.7$Win32 OpenOffice.org_project/417m1$Build-9800</meta:generator>
    <meta:document-statistic meta:table-count="0" meta:image-count="0" meta:object-count="0" meta:page-count="1" meta:paragraph-count="9" meta:word-count="310" meta:character-count="566"/>
  </office:meta>
</office:document-meta>
</file>